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15]-[.F15]" office:value-type="float" office:value="190" calcext:value-type="float">
            <text:p>1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5])" office:value-type="float" office:value="190" calcext:value-type="float">
            <text:p>19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4.780177902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4.7817032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5-10-01T10:56:45.130159822</dc:date>
    <meta:print-date>2020-01-06T16:40:18.085000000</meta:print-date>
    <dc:language>pt-PT</dc:language>
    <meta:editing-cycles>394</meta:editing-cycles>
    <meta:editing-duration>P1DT5H23M24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